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E7D09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color="#000000" loext:opacity="100%" style:font-name="Courier new" fo:font-size="11pt" fo:font-weight="bold" style:font-size-asian="11pt" style:font-weight-asian="bold" style:font-size-complex="11pt" style:font-weight-complex="bold"/>
    </style:style>
    <style:style style:name="P2" style:family="paragraph" style:parent-style-name="Standard">
      <style:text-properties fo:color="#000000" loext:opacity="100%" style:font-name="Courier new" fo:font-size="11pt" fo:font-weight="bold" style:font-size-asian="11pt" style:font-weight-asian="bold" style:font-size-complex="11pt" style:font-weight-complex="bold"/>
    </style:style>
    <style:style style:name="T1" style:family="text">
      <style:text-properties style:font-name="Courier New" fo:font-size="11pt" style:text-underline-style="solid" style:text-underline-width="auto" style:text-underline-color="font-color" fo:font-weight="bold" style:font-size-asian="11pt" style:font-weight-asian="bold"/>
    </style:style>
    <style:style style:name="T2" style:family="text">
      <style:text-properties style:font-name="Courier New"/>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X-Files – Saison 1, Épisode 6 : Shadows</text:h>
      <text:p text:style-name="P2">Classification : Phénomène Poltergeist / Entité Protectrice</text:p>
      <text:p text:style-name="Standard"><text:span text:style-name="T1">1. Résumé opérationnel<text:line-break/></text:span><text:span text:style-name="T2">Mulder et Scully enquêtent sur la mort mystérieuse de deux hommes retrouvés étranglés… par une force invisible. Ils croisent la route de Lauren Kyte, une secrétaire traumatisée par le récent décès de son patron. Les événements révèlent qu’une présence surnaturelle semble la suivre et la défendre violemment.<text:line-break/></text:span></text:p>
      <text:p text:style-name="Standard"><text:span text:style-name="T1">2. Détails à retenir<text:line-break/></text:span><text:span text:style-name="T2">- C’est un épisode de revenant protecteur, une variation sur le thème du fantôme loyal.<text:line-break/>- Le patron décédé, Howard Graves, revient non pas pour se venger, mais pour protéger Lauren et révéler la vérité sur sa mort.<text:line-break/>- Scènes clés : l’ascenseur bloqué, la salle d’interrogatoire agitée par une force invisible, la baignoire remplie d’eau sanglante.<text:line-break/>- Scully reste sceptique mais réceptive ; Mulder montre une ouverture calme au paranormal.<text:line-break/></text:span></text:p>
      <text:p text:style-name="Standard"><text:span text:style-name="T1">3. Ambiance générale<text:line-break/></text:span><text:span text:style-name="T2">L’épisode est plus émotionnel qu’horrifique : il parle de perte, de protection, de justice post-mortem. Il évoque la mémoire des morts comme force active, une énergie qui persiste par les liens humains. L’ambiance oscille entre tension et douceur, la présence étant bienveillante malgré les phénomènes violents.<text:line-break/></text:span></text:p>
      <text:p text:style-name="Standard"><text:span text:style-name="T1">4. Citation forte<text:line-break/></text:span><text:span text:style-name="T2">“Some things are better left unexplained.” — Dana Scully<text:line-break/></text:span></text:p>
      <text:p text:style-name="Standard"><text:span text:style-name="T1">5. Observations Zed<text:line-break/></text:span><text:span text:style-name="T2">Cet épisode développe une autre facette des X-Files : le surnaturel lié à l’humain, sans extraterrestre ni mutation. Il explore les énergies résiduelles, les entités non hostiles, et </text:span><text:soft-page-break/><text:span text:style-name="T2">les récits tragiques persistants. C’est un épisode équilibré entre enquête, émotion et manifestations paranormales.<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text-properties style:font-name="Courier New" fo:font-size="11pt" fo:font-weight="bold" style:font-size-asian="11pt" style:font-weight-asian="bold"/>
    </style:style>
    <style:style style:name="MP2" style:family="paragraph" style:parent-style-name="Footer">
      <style:paragraph-properties fo:text-align="end" style:justify-single-word="false"/>
    </style:style>
    <style:style style:name="M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UREAU AGENCE AETHERA – ARCHIVES X-FILES<text:line-break/>CLASSIFICATION : SÉRIE MYTHIQUE</text:p>
      </style:header>
      <style:footer>
        <text:p text:style-name="MP2"><draw:frame draw:style-name="Mfr1" draw:name="Picture 1" text:anchor-type="as-char" svg:width="3.048cm" svg:height="3.048cm" draw:z-index="1"><draw:image xlink:href="Pictures/100000000000040000000400E7D09C38.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5-05-23T21:40:33.065886269</dc:date>
    <meta:editing-duration>PT44S</meta:editing-duration>
    <meta:generator>LibreOffice/24.8.7.2$Linux_X86_64 LibreOffice_project/f4f281f562fb585d46b0af5755dfe1eb6adc047f</meta:generator>
    <meta:document-statistic meta:table-count="0" meta:image-count="1" meta:object-count="0" meta:page-count="2" meta:paragraph-count="9" meta:word-count="253" meta:character-count="1688" meta:non-whitespace-character-count="1435"/>
    <meta:user-defined meta:name="AppVersion">14.0000</meta:user-defined>
    <meta:template xlink:type="simple" xlink:actuate="onRequest" xlink:title="Normal.dotm" xlink:href=""/>
  </office:meta>
</office:document-meta>
</file>